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text-line-through-style="solid" style:font-name="Times New Roman"/>
    </style:style>
    <style:style style:name="T5" style:family="text">
      <style:text-properties style:text-line-through-style="solid" style:font-name="Times New Roman" style:text-underline-style="none"/>
    </style:style>
    <style:style style:name="T6" style:family="text">
      <style:text-properties style:text-line-through-style="none" style:font-name="Times New Roman"/>
    </style:style>
    <style:style style:name="T7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8" style:family="text">
      <style:text-properties style:text-line-through-style="none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13_7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1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For Sabbath Itr<text:span text:style-name="T2">ó</text:span><text:span text:style-name="T3">/</text:span></text:p>
      <text:p text:style-name="P7"><text:span text:style-name="T3">[Hebrew]/</text:span></text:p>
      <text:p text:style-name="P7"><text:span text:style-name="T3"/></text:p>
      <text:p text:style-name="P6"><text:span text:style-name="T3">[Page 1]</text:span></text:p>
      <text:p text:style-name="P6"><text:span text:style-name="T3">A woman in Egypt became once the mother of six hundred thou-/-sand children. <text:s/>This announcement made in a college, existing/ during the days long gone by, startled all the students. <text:s/>But they/ soon learnt that it was a moral under cover of a fable./ <text:s/>That being through whom we derive a higher knowledge of the aim/ of life, than of what we share in common with lower animals,/ may rightly claim the title of our parent. <text:s/>The wife of/ </text:span><text:span text:style-name="T4">Jo</text:span><text:span text:style-name="T6"> Amram, in giving the world her second son, supplied the/ means, wherewith to </text:span><text:span text:style-name="T7">create</text:span><text:span text:style-name="T8"> a nation. <text:s/>The number of male/ adults issued from brutalizing slavery, received a new birth/ from the vitalizing influence of that child of Jochebed. <text:s/>How/ he exercised his superior faculties for good, we have just read./ <text:s/>From morning till evening Moses sat to adjust men's difficulties,/ to teach men the duties of life. <text:s/>Long he bore the fatigue,/ unweariedly he endured it, upheld by the thought which/ will always prove the strongest incentive; the mightiest support in/ a righteous undertaking: the belief that he worked for and/ with Almighty God; that in striving to improve indivi-/duals, he led the van of social advancement./ <text:s/>With justice it has therefore been written, that of the merits/</text:span></text:p>
      <text:p text:style-name="P6"><text:span text:style-name="T8"/></text:p>
      <text:p text:style-name="P6"><text:span text:style-name="T8">[Page 2]</text:span></text:p>
      <text:p text:style-name="P6"><text:soft-page-break/><text:span text:style-name="T8">of the ancient champion of Israel, could have been placed on/ a scale, they would have outweighed all those acquired by the/ six hundred thousand men he delivered from degrading bondage [Hebrew]/ For, every action ennobling human nature, every deed of/ goodness and charity thus performed, redounded again to/ the honor of the zealous instructor. <text:s/>You remember, my/ Brethren! his answer to Jethro. <text:s/>The latter astonished/ at a self-imposed task, most onerous and responsible,/ undertaken without help, inquired into its object. <text:s/>Moses/ said: "When the people have any matter of dispute, it/ is brought to me, and I judge between man and his neigh-/-bor, and impart the statutes of God, and His laws." <text:s/>From/ his own lips he would that all, without wondrous distinction </text:span><text:span text:style-name="T5">of grade</text:span><text:span text:style-name="T8">/ </text:span><text:span text:style-name="T5">or standing</text:span><text:span text:style-name="T8">, might hear what </text:span><text:span text:style-name="T5">it is</text:span><text:span text:style-name="T8"> means to conform to the will/ of the universal Father. <text:s/>To spare himself by drawing/ a dividing line between one Hebrew and another; To attend/ personally to affairs deemed of high importance, and leave/ to subordinates the decision of cases considered of less moment,/ did not agree with his keen sense of pastoral duties. <text:s/>And/ though </text:span><text:span text:style-name="T5">he</text:span><text:span text:style-name="T8"> Moses deferentially listened to the advice of his father-in/law, who suggested that plan, you will observe that we have/ no proof of his having practically followed it till long after./</text:span></text:p>
      <text:p text:style-name="P6"><text:span text:style-name="T8"/></text:p>
      <text:p text:style-name="P6"><text:span text:style-name="T8">[Page 3]</text:span></text:p>
      <text:p text:style-name="P6"><text:span text:style-name="T8">During his absence of forty days on the mountain, he ap-/-pointed Aaron and his nephew Hur as his substitutes, and/ only in the second year of his administration, when our an-/-cestors, stirred up by the mixed multitude of unbelieving Egyp-/-</text:span><text:span text:style-name="T5">p</text:span><text:span text:style-name="T8">tians, became too unruly and too importunate in their demands,/ did their indefatigable leader allow </text:span><text:span text:style-name="T5">my</text:span><text:span text:style-name="T8">himself some respite/ by the choice, Divinely made, of seventy coadjutors./ <text:s/>Now, I cannot say what others who have assumed the/ spiritual guide of a Congregation think, but to me the/ model conduct of the greatest shepherd in Israel stands </text:span><text:span text:style-name="T5">as</text:span><text:span text:style-name="T8"> both/ as a lesson and a rebuke. <text:s/>Slight, insignificant, indeed, as/ the work I am bound to perform is, in comparison with/ that which he accomplished single-handed, yet, weariness/ will at times creep all over my being. <text:s/>Fain would I then/ </text:span><text:span text:style-name="T5">slip</text:span><text:span text:style-name="T8"> lapse into a state of inertness. <text:s/>Is it ambition ungratified/ which </text:span><text:span text:style-name="T5">as</text:span><text:span text:style-name="T8"> takes that </text:span><text:span text:style-name="T5">form</text:span><text:span text:style-name="T8"> shape? <text:s/>Perhaps so. <text:s/>My aspirations </text:span><text:span text:style-name="T5">to</text:span><text:span text:style-name="T8"> are too lofty./ <text:s/>I am eager to acquire the merit of creating a generation of high-toned Israelites,/ all noblemen in society, every one a shining star in our/ religious horizon, a band of brethren clustering together to ap-/-raise the standard of Sinai, and glorify the living God./</text:span></text:p>
      <text:p text:style-name="P6"><text:span text:style-name="T8"/></text:p>
      <text:p text:style-name="P6"><text:span text:style-name="T8">[Page 4]</text:span></text:p>
      <text:p text:style-name="P6"><text:span text:style-name="T8">And feeling how much faster the wish can travel than/ the reality, I let fatigue steal away my energies./ <text:s/>Shame upon any, who having voluntarily taken the/ lead, grows faint by the way. <text:s/>From morning till/ evening the righteous son of Jochebed bent his powers/ to the grand object in view. <text:s/>From morning till evening,/ he served the cause he had been called upon to promote./ <text:s/>Did success always come forward to meet him with radiant/ smiles? <text:s/>Did it never turn its back on his unremmitting[sic!]/ efforts? <text:s/>Among the six hundred thousand male adults,/ whose wrongs he righted, and whose mistaken notions of/ the aim of life he corrected, did none give him occasion/ to grieve over said disappointments? <text:s/>Listen, my Brethren!/ When Moses was about to quit for ever his </text:span><text:span text:style-name="T5">work</text:span><text:span text:style-name="T8"> labors and the/ people he had loved so well the pen forced to write what inspiration dictated,/ traced this </text:span><text:span text:style-name="T5">words</text:span><text:span text:style-name="T8"> sentence: [Hebrew]/ <text:s/>"He executed the justice of the Lord and His judgments with/ Israel" That is the highest testimony of unswerving fidelity./ <text:s/>The tried servant did not falter in sight of obstacles, he/ did not flinch despite the impediments </text:span><text:span text:style-name="T5">with</text:span><text:span text:style-name="T8"> which a desire to/ discharge his full duty must have presented. <text:s/>A lesson is that/ and a rebuke to all, who in the ministration of religion</text:span><text:span text:style-name="T5">s</text:span><text:span text:style-name="T8">/</text:span></text:p>
      <text:p text:style-name="P6"><text:span text:style-name="T8"/></text:p>
      <text:p text:style-name="P6"><text:span text:style-name="T8">[Page 5]</text:span></text:p>
      <text:p text:style-name="P6"><text:span text:style-name="T8">suffer hindrances to awe them back into a state of inac-/tivity./</text:span></text:p>
      <text:p text:style-name="P6"><text:span text:style-name="T8">But do you imagine, my Brethren! that I address you this/ Sabbath, simply to make a clean breast of my own/ shortcomings? <text:s/>No: the drift of my speech is to let you/ feel that if I am not up to the mark, many </text:span><text:soft-page-break/><text:span text:style-name="T8">of you fall/ very short of the point. <text:s/>All of us have been furnished with/ the instruments to work salvation. <text:s/>You have, in common/ with me, a high mission. <text:s/>I may be bound to show the way/ to the altar, but there </text:span><text:span text:style-name="T5">you are all</text:span><text:span text:style-name="T8"> each of you is an officiating priest</text:span><text:span text:style-name="T5">s</text:span><text:span text:style-name="T8">./ <text:s/>To </text:span><text:span text:style-name="T5">fancy</text:span><text:span text:style-name="T8"> contend that I must actively serve, and you may passively/ look on, would be to falsify the message which the son/ of Amram brought us from above. <text:s/>He was directed to "say/ to the house of Jacob," and not to a few, to "tell the/ children of Israel" and not to some privileged individuals, that/ the observance of the Sinaic covenant is the badge of/ honor by which the descendants of </text:span><text:span text:style-name="T5">the people set apart for as</text:span><text:span text:style-name="T8"> the patriarchs must be distinguished </text:span><text:span text:style-name="T5">the</text:span><text:span text:style-name="T8"> as ministers of truth. <text:s/>But does/ the congregation of the Lord wear that token of a divine/ selection? <text:s/>I cannot deny that quite a number/ of my brethren, consider the </text:span><text:span text:style-name="T5">Dene</text:span><text:span text:style-name="T8"> Decalogue a fitting/ ornament. <text:s/>Their very chambers seem</text:span><text:span text:style-name="T5">s</text:span><text:span text:style-name="T8"> to illustrate/ that thought. <text:s/>But, Alas! <text:s/>What decorates the walls,/</text:span></text:p>
      <text:p text:style-name="P6"><text:span text:style-name="T8"/></text:p>
      <text:p text:style-name="P6"><text:span text:style-name="T8">[Page 6]</text:span></text:p>
      <text:p text:style-name="P6"><text:span text:style-name="T8">fails to adorn the heart, and beautify the mind. <text:s/>The/ fine </text:span><text:span text:style-name="T5">print</text:span><text:span text:style-name="T8"> engraving of the ten commandments, and the elegant frame are not substitutes for/ the obedyence[sic!] due to the law. <text:s/>Tear down, I would/ cry to such tear down the picture and palpably show love/ for the object it represents. <text:s/>Bend before God and not/ to idols of gold; be never guilty of profanity; give/ the seventh day to whom it rightly belongs; Treat your/ parents as your superiors. <text:s/>Do not destroy your neigh-/-bor's character, or domestic happiness; deal honestly;/ Let not greed close your ears to the demands of justice./ <text:s/></text:span><text:span text:style-name="T5">Let all see To</text:span><text:span text:style-name="T8"> Your relations of life </text:span><text:span text:style-name="T5">you</text:span><text:span text:style-name="T8"> must prove your</text:span><text:span text:style-name="T5">selves</text:span><text:span text:style-name="T8"> descent and your labor as </text:span><text:span text:style-name="T5">that you, the</text:span><text:span text:style-name="T8"> priests/ of the Almighty. <text:s/>Care nothing about being recognized/ as Jews from certain Hebrew characters bedecking the walls of/ your dwellings, if they stand there as dead letters./ <text:s/>Chase away the prevailing idea, that a strict conformity/ to the precepts is the </text:span><text:span text:style-name="T7">business</text:span><text:span text:style-name="T8"> of one clothed in </text:span><text:span text:style-name="T5">a</text:span><text:span text:style-name="T8"> the/ robe of a religious office. <text:s/>Whence the </text:span><text:span text:style-name="T5">all subverting</text:span><text:span text:style-name="T8">/ notion emanated, I know not, but it is utterly false,/ and subversive of the cardinal tenets of our faith. <text:s/>You/ all, like myself, form an integral part of that body/</text:span></text:p>
      <text:p text:style-name="P6"><text:span text:style-name="T8"/></text:p>
      <text:p text:style-name="P6"><text:span text:style-name="T8">[Page 7]</text:span></text:p>
      <text:p text:style-name="P6"><text:span text:style-name="T8">styled by God [Hebrew], meaning, a nation devoted to/ a grand purpose. <text:s/>And this is surely to be carried out by/ personal endeavours, and not by proxy. <text:s/>Were I a/ Moses, and had I seven hundred, instead of seventy elders/ to teach with </text:span><text:span text:style-name="T5">the</text:span><text:span text:style-name="T8"> me, sacred obligations, I would accomplish/ nothing, if you believed it is my concern and </text:span><text:span text:style-name="T5">not</text:span><text:span text:style-name="T8"> none of yours/ to hold fast to the Constitution written with the finger of/ God. <text:s/>You need, of course, expect that the appointed/ watchman will always be seen uplifting that stand-/-ard with unsullied hands, and if he aims at being [Hebrew]/ [Hebrew] the promoter of righteousness, he will make his/ deeds exemplify his words, but verily I tell you the humblest/ among my coreligionists, is like the highest an ordained/ minister; </text:span><text:span text:style-name="T5">and as such</text:span><text:span text:style-name="T8"> he dares not as such refuse his cooperation/ in rendering the Torah honorable, and the name of the/ Giver glorious. <text:s/>All stood at the foot of Sinai,/ and declared that they would </text:span><text:span text:style-name="T5">do</text:span><text:span text:style-name="T8"> hearken and obey. <text:s/>Who among/ us will perjure himself, who among us, being a/ professing Jew, will let the barrier of heavenly truths/ trail the earth, </text:span><text:span text:style-name="T5">because he does not wish to</text:span><text:span text:style-name="T8"> rather than put forth/ his hand and upraise it? <text:s/>To you my Brethren/ who abide in lowliness, I direct my word, and in </text:span><text:span text:style-name="T5">the</text:span><text:span text:style-name="T8">/</text:span></text:p>
      <text:p text:style-name="P6"><text:span text:style-name="T8"/></text:p>
      <text:p text:style-name="P6"><text:span text:style-name="T8">[Page 8]</text:span></text:p>
      <text:p text:style-name="P6"><text:span text:style-name="T8">language of paternal affection say, that you can/ extol your religion and gain the lasting merit of/ serving </text:span><text:span text:style-name="T5">your Father</text:span><text:span text:style-name="T8"> Israel's Legislator. <text:s/>You can verify the prophecy/ of Isaiah "Their seed shall be known among gentiles, and/ their offspring amidst peoples" <text:s/>Cling tenaciously to the/ ten berities you have heard this day; be not lured away/ by false appearances, by the tinsel of riches, value the/ title bestowed upon you by the Almighty, more than the asso-/-ciation of the worldly, and through you will be fulfilled/ the promise "Ye shall be called priests of the Lord; the/ ministers of our God shall be the </text:span><text:span text:style-name="T5">appellation</text:span><text:span text:style-name="T8"> name applied to you"/ <text:s/>Oh! my hearers! since we are </text:span><text:span text:style-name="T5">the</text:span><text:span text:style-name="T8"> chosen </text:span><text:span text:style-name="T5">of our Parent</text:span><text:span text:style-name="T8"> as </text:span><text:soft-page-break/><text:span text:style-name="T8">missionaries of the Most High, since/ we have a common parentage, and we are the coheirs of the/ same truths, the possessors of the same traditions, and of the/ same indestructible hopes, let us band together without/ distinction of grade or station, and work for the elevation/ of our faith. <text:s/>And </text:span><text:span text:style-name="T5">may</text:span><text:span text:style-name="T8"> let us pray that when the Supreme Lord </text:span><text:span text:style-name="T5">grant that</text:span><text:span text:style-name="T8">/ </text:span><text:span text:style-name="T5">which He</text:span><text:span text:style-name="T8"> visits His flock he may still find, a remnant among/ us a remnant of the Judaic tree whose stem is rooted in the ground, and will yeild[sic!] a holy/ seed [Hebrew] for ever. <text:s/>Amen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09T14:18:31.94</meta:creation-date>
    <dc:date>2012-05-09T15:13:31.40</dc:date>
    <dc:creator>Penn Libraries</dc:creator>
    <meta:editing-duration>PT00H01M5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0" meta:word-count="1923" meta:character-count="11468"/>
  </office:meta>
</office:document-meta>
</file>